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28,33-34,43</text:p>
      <text:p text:style-name="Standard">Instances: <text:s text:c="3"/>1000</text:p>
      <text:p text:style-name="Standard">Attributes: <text:s text:c="2"/>39</text:p>
      <text:p text:style-name="Standard"><text:s text:c="14"/>Bi_lemma_overlap_count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MeanSimLabel</text:p>
      <text:p text:style-name="Standard"><text:s text:c="14"/>Tri_lemma_overlap_count</text:p>
      <text:p text:style-name="Standard"><text:s text:c="14"/>UMBC</text:p>
      <text:p text:style-name="Standard"><text:s text:c="14"/>Uni_lemma_overlap_count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<text:soft-page-break/>Linear Regression Model</text:p>
      <text:p text:style-name="Standard"/>
      <text:p text:style-name="Standard">MeanSimLabel =</text:p>
      <text:p text:style-name="Standard"/>
      <text:p text:style-name="Standard"><text:s text:c="6"/>2.2693 * Bi_lemma_overlap_count +</text:p>
      <text:p text:style-name="Standard"><text:s text:c="5"/>-0.2493 * Dist_Sim_Adj +</text:p>
      <text:p text:style-name="Standard"><text:s text:c="6"/>0.2892 * Dist_Sim_Noun +</text:p>
      <text:p text:style-name="Standard"><text:s text:c="6"/>0.3502 * LIWC_Catg_Achievement +</text:p>
      <text:p text:style-name="Standard"><text:s text:c="5"/>-0.4552 * LIWC_Catg_Affective Processes +</text:p>
      <text:p text:style-name="Standard"><text:s text:c="6"/>0.4246 * LIWC_Catg_Causation +</text:p>
      <text:p text:style-name="Standard"><text:s text:c="6"/>0.4632 * LIWC_Catg_Certainty +</text:p>
      <text:p text:style-name="Standard"><text:s text:c="5"/>-0.6202 * LIWC_Catg_Humans +</text:p>
      <text:p text:style-name="Standard"><text:s text:c="6"/>0.6024 * LIWC_Catg_Motion +</text:p>
      <text:p text:style-name="Standard"><text:s text:c="6"/>0.5784 * LIWC_Catg_Negative Emotion +</text:p>
      <text:p text:style-name="Standard"><text:s text:c="6"/>0.8765 * LIWC_Catg_Perceptual Processes +</text:p>
      <text:p text:style-name="Standard"><text:s text:c="6"/>0.4315 * LIWC_Catg_Relativity +</text:p>
      <text:p text:style-name="Standard"><text:s text:c="6"/>0.5391 * LIWC_Catg_Religion +</text:p>
      <text:p text:style-name="Standard"><text:s text:c="6"/>0.454 <text:s/>* LIWC_Catg_Sexual +</text:p>
      <text:p text:style-name="Standard"><text:s text:c="5"/>-0.6692 * LIWC_Catg_Social Processes +</text:p>
      <text:p text:style-name="Standard"><text:s text:c="6"/>0.4802 * LIWC_Catg_Work +</text:p>
      <text:p text:style-name="Standard"><text:s text:c="6"/>2.7385 * UMBC +</text:p>
      <text:p text:style-name="Standard"><text:s text:c="5"/>-2.526 <text:s/>* rouge_1_f_score +</text:p>
      <text:p text:style-name="Standard"><text:s text:c="5"/>-3.77 <text:s text:c="2"/>* rouge_2_f_score +</text:p>
      <text:p text:style-name="Standard"><text:s text:c="5"/>-1.8672 * rouge_3_f_score +</text:p>
      <text:p text:style-name="Standard"><text:s text:c="6"/>3.5145 * rouge_4_f_score +</text:p>
      <text:p text:style-name="Standard"><text:s text:c="6"/>3.1043 * rouge_l_f_score +</text:p>
      <text:p text:style-name="Standard"><text:s text:c="6"/>3.5596 * rouge_s*_f_score +</text:p>
      <text:p text:style-name="Standard"><text:s text:c="5"/>-2.3866 * rouge_w_1.2_f_score +</text:p>
      <text:p text:style-name="Standard"><text:s text:c="6"/>0.8117</text:p>
      <text:p text:style-name="Standard"/>
      <text:p text:style-name="Standard">Time taken to build model: 0.02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012,1.412</text:p>
      <text:p text:style-name="Standard">2,0.5,1.91,1.41</text:p>
      <text:p text:style-name="Standard">3,2.4,1.852,-0.548</text:p>
      <text:p text:style-name="Standard">4,1,1.434,0.434</text:p>
      <text:p text:style-name="Standard">5,0.4,1.097,0.697</text:p>
      <text:p text:style-name="Standard">6,1.167,1.598,0.432</text:p>
      <text:p text:style-name="Standard">7,3,4.022,1.022</text:p>
      <text:p text:style-name="Standard">8,1.167,2.284,1.117</text:p>
      <text:p text:style-name="Standard">9,0.6,2.622,2.022</text:p>
      <text:p text:style-name="Standard">10,1.333,1.912,0.579</text:p>
      <text:p text:style-name="Standard">11,2.667,2.267,-0.399</text:p>
      <text:p text:style-name="Standard">12,0.833,1.58,0.747</text:p>
      <text:p text:style-name="Standard">13,3.6,2.526,-1.074</text:p>
      <text:p text:style-name="Standard">14,0.6,1.814,1.214</text:p>
      <text:p text:style-name="Standard">15,3.4,1.871,-1.529</text:p>
      <text:p text:style-name="Standard">16,3.8,1.444,-2.356</text:p>
      <text:p text:style-name="Standard"><text:soft-page-break/>17,2,1.706,-0.294</text:p>
      <text:p text:style-name="Standard">18,1,1.134,0.134</text:p>
      <text:p text:style-name="Standard">19,0,0.566,0.566</text:p>
      <text:p text:style-name="Standard">20,2,2.345,0.345</text:p>
      <text:p text:style-name="Standard">21,1.2,2.851,1.651</text:p>
      <text:p text:style-name="Standard">22,2.4,2.188,-0.212</text:p>
      <text:p text:style-name="Standard">23,3.333,1.903,-1.43</text:p>
      <text:p text:style-name="Standard">24,1.333,1.595,0.262</text:p>
      <text:p text:style-name="Standard">25,1.833,1.797,-0.037</text:p>
      <text:p text:style-name="Standard">26,2.4,1.284,-1.116</text:p>
      <text:p text:style-name="Standard">27,1.286,2.945,1.659</text:p>
      <text:p text:style-name="Standard">28,2.6,1.397,-1.203</text:p>
      <text:p text:style-name="Standard">29,1.4,2.406,1.006</text:p>
      <text:p text:style-name="Standard">30,1.8,2.406,0.606</text:p>
      <text:p text:style-name="Standard">31,2.8,2.25,-0.55</text:p>
      <text:p text:style-name="Standard">32,2.2,2.719,0.519</text:p>
      <text:p text:style-name="Standard">33,3,1.899,-1.101</text:p>
      <text:p text:style-name="Standard">34,2,2.284,0.284</text:p>
      <text:p text:style-name="Standard">35,2.5,2.422,-0.078</text:p>
      <text:p text:style-name="Standard">36,1,1.482,0.482</text:p>
      <text:p text:style-name="Standard">37,2.6,2.18,-0.42</text:p>
      <text:p text:style-name="Standard">38,0.8,1.562,0.762</text:p>
      <text:p text:style-name="Standard">39,0.4,0.398,-0.002</text:p>
      <text:p text:style-name="Standard">40,1.75,1.424,-0.326</text:p>
      <text:p text:style-name="Standard">41,1.2,1.504,0.304</text:p>
      <text:p text:style-name="Standard">42,1,0.991,-0.009</text:p>
      <text:p text:style-name="Standard">43,3.8,3.609,-0.191</text:p>
      <text:p text:style-name="Standard">44,2.4,1.791,-0.609</text:p>
      <text:p text:style-name="Standard">45,3,2.524,-0.476</text:p>
      <text:p text:style-name="Standard">46,3,2.254,-0.746</text:p>
      <text:p text:style-name="Standard">47,2.6,1.931,-0.669</text:p>
      <text:p text:style-name="Standard">48,0.833,2.48,1.647</text:p>
      <text:p text:style-name="Standard">49,3.833,3.995,0.162</text:p>
      <text:p text:style-name="Standard">50,2,1.975,-0.025</text:p>
      <text:p text:style-name="Standard">51,2,1.797,-0.203</text:p>
      <text:p text:style-name="Standard">52,0.286,1.267,0.982</text:p>
      <text:p text:style-name="Standard">53,2.833,2.502,-0.331</text:p>
      <text:p text:style-name="Standard">54,2.8,2.357,-0.443</text:p>
      <text:p text:style-name="Standard">55,3.333,2.403,-0.93</text:p>
      <text:p text:style-name="Standard">56,1,1.428,0.428</text:p>
      <text:p text:style-name="Standard">57,1,1.536,0.536</text:p>
      <text:p text:style-name="Standard">58,3.333,3.546,0.213</text:p>
      <text:p text:style-name="Standard">59,1.333,2.403,1.07</text:p>
      <text:p text:style-name="Standard">60,3.8,2.742,-1.058</text:p>
      <text:p text:style-name="Standard">61,3.4,1.941,-1.459</text:p>
      <text:p text:style-name="Standard">62,2,1.623,-0.377</text:p>
      <text:p text:style-name="Standard">63,2.2,1.508,-0.692</text:p>
      <text:p text:style-name="Standard">64,1,1.345,0.345</text:p>
      <text:p text:style-name="Standard">65,2.2,1.611,-0.589</text:p>
      <text:p text:style-name="Standard">66,1.333,1.599,0.266</text:p>
      <text:p text:style-name="Standard">67,2.8,2.809,0.009</text:p>
      <text:p text:style-name="Standard"><text:soft-page-break/>68,2.333,2.345,0.012</text:p>
      <text:p text:style-name="Standard">69,2.667,2.272,-0.395</text:p>
      <text:p text:style-name="Standard">70,1,1.259,0.259</text:p>
      <text:p text:style-name="Standard">71,4.4,2.521,-1.879</text:p>
      <text:p text:style-name="Standard">72,3.2,1.401,-1.799</text:p>
      <text:p text:style-name="Standard">73,2.8,1.505,-1.295</text:p>
      <text:p text:style-name="Standard">74,3.8,1.789,-2.011</text:p>
      <text:p text:style-name="Standard">75,2.5,1.945,-0.555</text:p>
      <text:p text:style-name="Standard">76,1.4,1.995,0.595</text:p>
      <text:p text:style-name="Standard">77,1.667,2.39,0.724</text:p>
      <text:p text:style-name="Standard">78,2.6,3.023,0.423</text:p>
      <text:p text:style-name="Standard">79,2.333,2.416,0.083</text:p>
      <text:p text:style-name="Standard">80,0.5,1.37,0.87</text:p>
      <text:p text:style-name="Standard">81,0.333,1.29,0.957</text:p>
      <text:p text:style-name="Standard">82,2,1.096,-0.904</text:p>
      <text:p text:style-name="Standard">83,0.8,1.418,0.618</text:p>
      <text:p text:style-name="Standard">84,3.2,1.654,-1.546</text:p>
      <text:p text:style-name="Standard">85,2,2.158,0.158</text:p>
      <text:p text:style-name="Standard">86,0.2,2.341,2.141</text:p>
      <text:p text:style-name="Standard">87,3.25,3.82,0.57</text:p>
      <text:p text:style-name="Standard">88,3.8,2.638,-1.162</text:p>
      <text:p text:style-name="Standard">89,2.8,1.691,-1.109</text:p>
      <text:p text:style-name="Standard">90,2.4,2.076,-0.324</text:p>
      <text:p text:style-name="Standard">91,3,2.205,-0.795</text:p>
      <text:p text:style-name="Standard">92,2.2,1.816,-0.384</text:p>
      <text:p text:style-name="Standard">93,2.2,1.752,-0.448</text:p>
      <text:p text:style-name="Standard">94,1,2.095,1.095</text:p>
      <text:p text:style-name="Standard">95,3.25,2.828,-0.422</text:p>
      <text:p text:style-name="Standard">96,3.2,2.502,-0.698</text:p>
      <text:p text:style-name="Standard">97,3,1.666,-1.334</text:p>
      <text:p text:style-name="Standard">98,1.167,2.564,1.398</text:p>
      <text:p text:style-name="Standard">99,1.2,2.082,0.882</text:p>
      <text:p text:style-name="Standard">100,4.4,3.001,-1.399</text:p>
      <text:p text:style-name="Standard">1,1.4,1.695,0.295</text:p>
      <text:p text:style-name="Standard">2,2,1.792,-0.208</text:p>
      <text:p text:style-name="Standard">3,0.8,0.705,-0.095</text:p>
      <text:p text:style-name="Standard">4,0.4,1.698,1.298</text:p>
      <text:p text:style-name="Standard">5,2.25,0.94,-1.31</text:p>
      <text:p text:style-name="Standard">6,2.667,2.141,-0.525</text:p>
      <text:p text:style-name="Standard">7,1.167,1.629,0.462</text:p>
      <text:p text:style-name="Standard">8,1.667,1.77,0.104</text:p>
      <text:p text:style-name="Standard">9,2.667,2.316,-0.351</text:p>
      <text:p text:style-name="Standard">10,1.75,1.124,-0.626</text:p>
      <text:p text:style-name="Standard">11,4,1.176,-2.824</text:p>
      <text:p text:style-name="Standard">12,4.167,3.075,-1.092</text:p>
      <text:p text:style-name="Standard">13,1.833,1.372,-0.461</text:p>
      <text:p text:style-name="Standard">14,0.8,1.774,0.974</text:p>
      <text:p text:style-name="Standard">15,1.2,2.193,0.993</text:p>
      <text:p text:style-name="Standard">16,1.6,2.037,0.437</text:p>
      <text:p text:style-name="Standard">17,2.75,1.975,-0.775</text:p>
      <text:p text:style-name="Standard">18,3.5,2.322,-1.178</text:p>
      <text:p text:style-name="Standard"><text:soft-page-break/>19,4.833,2.953,-1.88</text:p>
      <text:p text:style-name="Standard">20,1.833,1.64,-0.194</text:p>
      <text:p text:style-name="Standard">21,1.833,1.914,0.081</text:p>
      <text:p text:style-name="Standard">22,1.6,1.912,0.312</text:p>
      <text:p text:style-name="Standard">23,0.6,1.433,0.833</text:p>
      <text:p text:style-name="Standard">24,1.833,1.919,0.086</text:p>
      <text:p text:style-name="Standard">25,0.4,0.906,0.506</text:p>
      <text:p text:style-name="Standard">26,1.667,1.659,-0.008</text:p>
      <text:p text:style-name="Standard">27,4,3.16,-0.84</text:p>
      <text:p text:style-name="Standard">28,1,1.788,0.788</text:p>
      <text:p text:style-name="Standard">29,1.4,2.062,0.662</text:p>
      <text:p text:style-name="Standard">30,0.667,1.502,0.836</text:p>
      <text:p text:style-name="Standard">31,2.2,1.181,-1.019</text:p>
      <text:p text:style-name="Standard">32,2.6,2.298,-0.302</text:p>
      <text:p text:style-name="Standard">33,3.2,1.305,-1.895</text:p>
      <text:p text:style-name="Standard">34,0,1.047,1.047</text:p>
      <text:p text:style-name="Standard">35,4,3.324,-0.676</text:p>
      <text:p text:style-name="Standard">36,3,1.801,-1.199</text:p>
      <text:p text:style-name="Standard">37,2.6,1.813,-0.787</text:p>
      <text:p text:style-name="Standard">38,2.6,1.299,-1.301</text:p>
      <text:p text:style-name="Standard">39,0.75,1.375,0.625</text:p>
      <text:p text:style-name="Standard">40,0,0.931,0.931</text:p>
      <text:p text:style-name="Standard">41,2,1.856,-0.144</text:p>
      <text:p text:style-name="Standard">42,3.167,2.142,-1.025</text:p>
      <text:p text:style-name="Standard">43,1.4,2.002,0.602</text:p>
      <text:p text:style-name="Standard">44,3.6,3.096,-0.504</text:p>
      <text:p text:style-name="Standard">45,2.5,1.988,-0.512</text:p>
      <text:p text:style-name="Standard">46,1.167,1.971,0.804</text:p>
      <text:p text:style-name="Standard">47,0.6,1.766,1.166</text:p>
      <text:p text:style-name="Standard">48,0.75,1.587,0.837</text:p>
      <text:p text:style-name="Standard">49,1.6,2.055,0.455</text:p>
      <text:p text:style-name="Standard">50,1.6,1.815,0.215</text:p>
      <text:p text:style-name="Standard">51,3,3.199,0.199</text:p>
      <text:p text:style-name="Standard">52,0.25,1.73,1.48</text:p>
      <text:p text:style-name="Standard">53,1.167,2.169,1.002</text:p>
      <text:p text:style-name="Standard">54,1.75,1.681,-0.069</text:p>
      <text:p text:style-name="Standard">55,2,1.404,-0.596</text:p>
      <text:p text:style-name="Standard">56,1.8,2.445,0.645</text:p>
      <text:p text:style-name="Standard">57,1.667,1.904,0.238</text:p>
      <text:p text:style-name="Standard">58,2.25,2.504,0.254</text:p>
      <text:p text:style-name="Standard">59,1.6,1.218,-0.382</text:p>
      <text:p text:style-name="Standard">60,1.2,0.795,-0.405</text:p>
      <text:p text:style-name="Standard">61,1.333,2.066,0.732</text:p>
      <text:p text:style-name="Standard">62,3,1.328,-1.672</text:p>
      <text:p text:style-name="Standard">63,0.4,1.715,1.315</text:p>
      <text:p text:style-name="Standard">64,1.6,2.858,1.258</text:p>
      <text:p text:style-name="Standard">65,0.833,1.59,0.757</text:p>
      <text:p text:style-name="Standard">66,3.167,3.761,0.594</text:p>
      <text:p text:style-name="Standard">67,2.6,2.176,-0.424</text:p>
      <text:p text:style-name="Standard">68,1.4,1.778,0.378</text:p>
      <text:p text:style-name="Standard">69,0.833,1.618,0.785</text:p>
      <text:p text:style-name="Standard"><text:soft-page-break/>70,2,1.753,-0.247</text:p>
      <text:p text:style-name="Standard">71,1.2,1.533,0.333</text:p>
      <text:p text:style-name="Standard">72,2,2.218,0.218</text:p>
      <text:p text:style-name="Standard">73,2.25,1.654,-0.596</text:p>
      <text:p text:style-name="Standard">74,2.2,2.764,0.564</text:p>
      <text:p text:style-name="Standard">75,2.8,3.301,0.501</text:p>
      <text:p text:style-name="Standard">76,1.4,1.921,0.521</text:p>
      <text:p text:style-name="Standard">77,0.8,2.741,1.941</text:p>
      <text:p text:style-name="Standard">78,0.333,0.621,0.288</text:p>
      <text:p text:style-name="Standard">79,3.4,2.187,-1.213</text:p>
      <text:p text:style-name="Standard">80,1,2.426,1.426</text:p>
      <text:p text:style-name="Standard">81,4.2,2.88,-1.32</text:p>
      <text:p text:style-name="Standard">82,2.2,1.351,-0.849</text:p>
      <text:p text:style-name="Standard">83,1,2.132,1.132</text:p>
      <text:p text:style-name="Standard">84,0.2,1.623,1.423</text:p>
      <text:p text:style-name="Standard">85,3.2,2.647,-0.553</text:p>
      <text:p text:style-name="Standard">86,1.8,1.801,0.001</text:p>
      <text:p text:style-name="Standard">87,1.2,1.438,0.238</text:p>
      <text:p text:style-name="Standard">88,3.25,1.23,-2.02</text:p>
      <text:p text:style-name="Standard">89,2.4,1.252,-1.148</text:p>
      <text:p text:style-name="Standard">90,1,1.901,0.901</text:p>
      <text:p text:style-name="Standard">91,2.333,2.997,0.664</text:p>
      <text:p text:style-name="Standard">92,4.833,2.601,-2.232</text:p>
      <text:p text:style-name="Standard">93,0.333,1.723,1.39</text:p>
      <text:p text:style-name="Standard">94,4.167,1.819,-2.347</text:p>
      <text:p text:style-name="Standard">95,1,0.89,-0.11</text:p>
      <text:p text:style-name="Standard">96,0.167,1.387,1.22</text:p>
      <text:p text:style-name="Standard">97,4.6,1.718,-2.882</text:p>
      <text:p text:style-name="Standard">98,1,2.174,1.174</text:p>
      <text:p text:style-name="Standard">99,2,1.717,-0.283</text:p>
      <text:p text:style-name="Standard">100,0.2,1.868,1.668</text:p>
      <text:p text:style-name="Standard">1,1.5,1.903,0.403</text:p>
      <text:p text:style-name="Standard">2,2.667,1.878,-0.789</text:p>
      <text:p text:style-name="Standard">3,1.4,2.152,0.752</text:p>
      <text:p text:style-name="Standard">4,2.6,1.588,-1.012</text:p>
      <text:p text:style-name="Standard">5,2,1.535,-0.465</text:p>
      <text:p text:style-name="Standard">6,3.8,1.723,-2.077</text:p>
      <text:p text:style-name="Standard">7,2.143,2.612,0.469</text:p>
      <text:p text:style-name="Standard">8,2.2,2.326,0.126</text:p>
      <text:p text:style-name="Standard">9,1.8,1.348,-0.452</text:p>
      <text:p text:style-name="Standard">10,4.6,3.289,-1.311</text:p>
      <text:p text:style-name="Standard">11,1.333,2.262,0.928</text:p>
      <text:p text:style-name="Standard">12,1.167,1.119,-0.048</text:p>
      <text:p text:style-name="Standard">13,2.8,1.869,-0.931</text:p>
      <text:p text:style-name="Standard">14,2.6,2.989,0.389</text:p>
      <text:p text:style-name="Standard">15,0.4,2.048,1.648</text:p>
      <text:p text:style-name="Standard">16,0.2,0.777,0.577</text:p>
      <text:p text:style-name="Standard">17,3,2.616,-0.384</text:p>
      <text:p text:style-name="Standard">18,3.286,2.579,-0.707</text:p>
      <text:p text:style-name="Standard">19,1,1.758,0.758</text:p>
      <text:p text:style-name="Standard">20,2.167,1.889,-0.278</text:p>
      <text:p text:style-name="Standard"><text:soft-page-break/>21,1,1.899,0.899</text:p>
      <text:p text:style-name="Standard">22,2.167,1.823,-0.344</text:p>
      <text:p text:style-name="Standard">23,3.333,2.515,-0.819</text:p>
      <text:p text:style-name="Standard">24,4,3.439,-0.561</text:p>
      <text:p text:style-name="Standard">25,1.167,2.308,1.142</text:p>
      <text:p text:style-name="Standard">26,2.4,2.388,-0.012</text:p>
      <text:p text:style-name="Standard">27,0.2,0.855,0.655</text:p>
      <text:p text:style-name="Standard">28,5,2.123,-2.877</text:p>
      <text:p text:style-name="Standard">29,1,1.986,0.986</text:p>
      <text:p text:style-name="Standard">30,2.8,2.031,-0.769</text:p>
      <text:p text:style-name="Standard">31,0.4,1.057,0.657</text:p>
      <text:p text:style-name="Standard">32,2,2.586,0.586</text:p>
      <text:p text:style-name="Standard">33,2.6,2.508,-0.092</text:p>
      <text:p text:style-name="Standard">34,3.2,1.877,-1.323</text:p>
      <text:p text:style-name="Standard">35,4.333,1.667,-2.667</text:p>
      <text:p text:style-name="Standard">36,0.8,1.465,0.665</text:p>
      <text:p text:style-name="Standard">37,2,1.468,-0.532</text:p>
      <text:p text:style-name="Standard">38,2.2,1.503,-0.697</text:p>
      <text:p text:style-name="Standard">39,2.2,1.564,-0.636</text:p>
      <text:p text:style-name="Standard">40,0.2,1.522,1.322</text:p>
      <text:p text:style-name="Standard">41,1.143,1.891,0.748</text:p>
      <text:p text:style-name="Standard">42,0.8,0.952,0.152</text:p>
      <text:p text:style-name="Standard">43,1.4,1.668,0.268</text:p>
      <text:p text:style-name="Standard">44,0.833,1.594,0.761</text:p>
      <text:p text:style-name="Standard">45,2,2.183,0.183</text:p>
      <text:p text:style-name="Standard">46,0.2,1.428,1.228</text:p>
      <text:p text:style-name="Standard">47,3,2.647,-0.353</text:p>
      <text:p text:style-name="Standard">48,3,1.867,-1.133</text:p>
      <text:p text:style-name="Standard">49,1.167,1.012,-0.155</text:p>
      <text:p text:style-name="Standard">50,2.167,1.952,-0.215</text:p>
      <text:p text:style-name="Standard">51,2.667,3.119,0.452</text:p>
      <text:p text:style-name="Standard">52,0,0.804,0.804</text:p>
      <text:p text:style-name="Standard">53,1.833,2.191,0.357</text:p>
      <text:p text:style-name="Standard">54,1.667,2.417,0.751</text:p>
      <text:p text:style-name="Standard">55,4.4,2.11,-2.29</text:p>
      <text:p text:style-name="Standard">56,1.833,1.847,0.013</text:p>
      <text:p text:style-name="Standard">57,1.167,1.717,0.551</text:p>
      <text:p text:style-name="Standard">58,1,2.771,1.771</text:p>
      <text:p text:style-name="Standard">59,1,1.831,0.831</text:p>
      <text:p text:style-name="Standard">60,1.167,1.605,0.438</text:p>
      <text:p text:style-name="Standard">61,1.4,2.355,0.955</text:p>
      <text:p text:style-name="Standard">62,1,2.108,1.108</text:p>
      <text:p text:style-name="Standard">63,0.333,0.935,0.602</text:p>
      <text:p text:style-name="Standard">64,3,3.305,0.305</text:p>
      <text:p text:style-name="Standard">65,2.833,3.363,0.529</text:p>
      <text:p text:style-name="Standard">66,3.167,1.753,-1.414</text:p>
      <text:p text:style-name="Standard">67,2.2,2.504,0.304</text:p>
      <text:p text:style-name="Standard">68,2.167,1.74,-0.427</text:p>
      <text:p text:style-name="Standard">69,2.75,2.717,-0.033</text:p>
      <text:p text:style-name="Standard">70,1.2,0.883,-0.317</text:p>
      <text:p text:style-name="Standard">71,0.6,1.152,0.552</text:p>
      <text:p text:style-name="Standard"><text:soft-page-break/>72,4.667,2.994,-1.672</text:p>
      <text:p text:style-name="Standard">73,2.4,1.718,-0.682</text:p>
      <text:p text:style-name="Standard">74,1.2,1.982,0.782</text:p>
      <text:p text:style-name="Standard">75,0.5,0.719,0.219</text:p>
      <text:p text:style-name="Standard">76,2.5,1.892,-0.608</text:p>
      <text:p text:style-name="Standard">77,1.4,1.75,0.35</text:p>
      <text:p text:style-name="Standard">78,3.8,2.272,-1.528</text:p>
      <text:p text:style-name="Standard">79,4.4,2.517,-1.883</text:p>
      <text:p text:style-name="Standard">80,4.833,1.691,-3.142</text:p>
      <text:p text:style-name="Standard">81,1,1.614,0.614</text:p>
      <text:p text:style-name="Standard">82,4.167,2.246,-1.921</text:p>
      <text:p text:style-name="Standard">83,1.5,1.947,0.447</text:p>
      <text:p text:style-name="Standard">84,1,1.91,0.91</text:p>
      <text:p text:style-name="Standard">85,4.5,2.408,-2.092</text:p>
      <text:p text:style-name="Standard">86,3.2,2.4,-0.8</text:p>
      <text:p text:style-name="Standard">87,3.667,1.872,-1.795</text:p>
      <text:p text:style-name="Standard">88,0,1.61,1.61</text:p>
      <text:p text:style-name="Standard">89,2.6,2.319,-0.281</text:p>
      <text:p text:style-name="Standard">90,0.667,1.48,0.813</text:p>
      <text:p text:style-name="Standard">91,2.2,1.623,-0.577</text:p>
      <text:p text:style-name="Standard">92,2.2,1.88,-0.32</text:p>
      <text:p text:style-name="Standard">93,1.2,1.385,0.185</text:p>
      <text:p text:style-name="Standard">94,1,1.635,0.635</text:p>
      <text:p text:style-name="Standard">95,2.8,2.272,-0.528</text:p>
      <text:p text:style-name="Standard">96,1,1.314,0.314</text:p>
      <text:p text:style-name="Standard">97,0,1.997,1.997</text:p>
      <text:p text:style-name="Standard">98,3.667,2.478,-1.188</text:p>
      <text:p text:style-name="Standard">99,0,1.368,1.368</text:p>
      <text:p text:style-name="Standard">100,0.333,1.915,1.581</text:p>
      <text:p text:style-name="Standard">1,2.5,3.247,0.747</text:p>
      <text:p text:style-name="Standard">2,1.333,1.349,0.016</text:p>
      <text:p text:style-name="Standard">3,4.167,1.671,-2.496</text:p>
      <text:p text:style-name="Standard">4,1.4,1.584,0.184</text:p>
      <text:p text:style-name="Standard">5,1.833,2.56,0.727</text:p>
      <text:p text:style-name="Standard">6,0.8,1.366,0.566</text:p>
      <text:p text:style-name="Standard">7,3,2.517,-0.483</text:p>
      <text:p text:style-name="Standard">8,4.2,2.037,-2.163</text:p>
      <text:p text:style-name="Standard">9,1.8,2.019,0.219</text:p>
      <text:p text:style-name="Standard">10,2,2.926,0.926</text:p>
      <text:p text:style-name="Standard">11,1.167,1.247,0.08</text:p>
      <text:p text:style-name="Standard">12,3,2.229,-0.771</text:p>
      <text:p text:style-name="Standard">13,3.5,2.61,-0.89</text:p>
      <text:p text:style-name="Standard">14,0,1.117,1.117</text:p>
      <text:p text:style-name="Standard">15,1.6,2.156,0.556</text:p>
      <text:p text:style-name="Standard">16,3,2.816,-0.184</text:p>
      <text:p text:style-name="Standard">17,0.333,2.653,2.319</text:p>
      <text:p text:style-name="Standard">18,2.167,2.144,-0.023</text:p>
      <text:p text:style-name="Standard">19,2,2.257,0.257</text:p>
      <text:p text:style-name="Standard">20,3.167,1.381,-1.786</text:p>
      <text:p text:style-name="Standard">21,1.4,0.98,-0.42</text:p>
      <text:p text:style-name="Standard">22,2,1.636,-0.364</text:p>
      <text:p text:style-name="Standard"><text:soft-page-break/>23,1.833,2.627,0.794</text:p>
      <text:p text:style-name="Standard">24,2,1.405,-0.595</text:p>
      <text:p text:style-name="Standard">25,1.75,1.961,0.211</text:p>
      <text:p text:style-name="Standard">26,1.5,1.456,-0.044</text:p>
      <text:p text:style-name="Standard">27,1.5,2.482,0.982</text:p>
      <text:p text:style-name="Standard">28,0.833,1.485,0.652</text:p>
      <text:p text:style-name="Standard">29,2,1.593,-0.407</text:p>
      <text:p text:style-name="Standard">30,1.333,2.392,1.058</text:p>
      <text:p text:style-name="Standard">31,1,1.809,0.809</text:p>
      <text:p text:style-name="Standard">32,0.667,1.325,0.659</text:p>
      <text:p text:style-name="Standard">33,3.5,1.911,-1.589</text:p>
      <text:p text:style-name="Standard">34,3.167,2.614,-0.552</text:p>
      <text:p text:style-name="Standard">35,3.25,2.676,-0.574</text:p>
      <text:p text:style-name="Standard">36,1.4,3.423,2.023</text:p>
      <text:p text:style-name="Standard">37,3.667,2.599,-1.068</text:p>
      <text:p text:style-name="Standard">38,0.667,1.061,0.395</text:p>
      <text:p text:style-name="Standard">39,2,1.564,-0.436</text:p>
      <text:p text:style-name="Standard">40,0,0.834,0.834</text:p>
      <text:p text:style-name="Standard">41,0,1.152,1.152</text:p>
      <text:p text:style-name="Standard">42,2.6,3.186,0.586</text:p>
      <text:p text:style-name="Standard">43,0,0.072,0.072</text:p>
      <text:p text:style-name="Standard">44,3,4.635,1.635</text:p>
      <text:p text:style-name="Standard">45,3.667,1.949,-1.718</text:p>
      <text:p text:style-name="Standard">46,1.833,2.338,0.504</text:p>
      <text:p text:style-name="Standard">47,2,1.687,-0.313</text:p>
      <text:p text:style-name="Standard">48,1.2,2.69,1.49</text:p>
      <text:p text:style-name="Standard">49,4.8,4.057,-0.743</text:p>
      <text:p text:style-name="Standard">50,2,2.665,0.665</text:p>
      <text:p text:style-name="Standard">51,0.8,1.397,0.597</text:p>
      <text:p text:style-name="Standard">52,2.2,2.008,-0.192</text:p>
      <text:p text:style-name="Standard">53,1,1.929,0.929</text:p>
      <text:p text:style-name="Standard">54,0.167,1.393,1.226</text:p>
      <text:p text:style-name="Standard">55,0.2,0.376,0.176</text:p>
      <text:p text:style-name="Standard">56,2.167,1.835,-0.332</text:p>
      <text:p text:style-name="Standard">57,1.167,1.893,0.726</text:p>
      <text:p text:style-name="Standard">58,1,1.649,0.649</text:p>
      <text:p text:style-name="Standard">59,1,1.364,0.364</text:p>
      <text:p text:style-name="Standard">60,0.667,1.473,0.806</text:p>
      <text:p text:style-name="Standard">61,2.6,2.649,0.049</text:p>
      <text:p text:style-name="Standard">62,1.6,2.26,0.66</text:p>
      <text:p text:style-name="Standard">63,1,1.726,0.726</text:p>
      <text:p text:style-name="Standard">64,1,1.358,0.358</text:p>
      <text:p text:style-name="Standard">65,0.5,0.47,-0.03</text:p>
      <text:p text:style-name="Standard">66,1,2.512,1.512</text:p>
      <text:p text:style-name="Standard">67,3.6,2.569,-1.031</text:p>
      <text:p text:style-name="Standard">68,3,2.625,-0.375</text:p>
      <text:p text:style-name="Standard">69,1.5,1.99,0.49</text:p>
      <text:p text:style-name="Standard">70,0.167,1.323,1.156</text:p>
      <text:p text:style-name="Standard">71,1.4,2.18,0.78</text:p>
      <text:p text:style-name="Standard">72,0.5,2.272,1.772</text:p>
      <text:p text:style-name="Standard">73,1.6,1.725,0.125</text:p>
      <text:p text:style-name="Standard"><text:soft-page-break/>74,0.333,0.613,0.279</text:p>
      <text:p text:style-name="Standard">75,2.667,1.734,-0.933</text:p>
      <text:p text:style-name="Standard">76,2.333,2.036,-0.297</text:p>
      <text:p text:style-name="Standard">77,0.333,1.459,1.126</text:p>
      <text:p text:style-name="Standard">78,3,2.042,-0.958</text:p>
      <text:p text:style-name="Standard">79,4.2,1.846,-2.354</text:p>
      <text:p text:style-name="Standard">80,3.2,2.841,-0.359</text:p>
      <text:p text:style-name="Standard">81,4.4,3.357,-1.043</text:p>
      <text:p text:style-name="Standard">82,2.333,2.243,-0.09</text:p>
      <text:p text:style-name="Standard">83,3.6,2.711,-0.889</text:p>
      <text:p text:style-name="Standard">84,2.833,2.884,0.051</text:p>
      <text:p text:style-name="Standard">85,2.5,3.138,0.638</text:p>
      <text:p text:style-name="Standard">86,1.2,1.613,0.413</text:p>
      <text:p text:style-name="Standard">87,0.2,0.954,0.754</text:p>
      <text:p text:style-name="Standard">88,0.833,1.794,0.961</text:p>
      <text:p text:style-name="Standard">89,1.167,1.396,0.229</text:p>
      <text:p text:style-name="Standard">90,3.333,2.602,-0.731</text:p>
      <text:p text:style-name="Standard">91,3.4,1.763,-1.637</text:p>
      <text:p text:style-name="Standard">92,1.6,2.093,0.493</text:p>
      <text:p text:style-name="Standard">93,2,1.699,-0.301</text:p>
      <text:p text:style-name="Standard">94,2.8,3.125,0.325</text:p>
      <text:p text:style-name="Standard">95,1.8,1.91,0.11</text:p>
      <text:p text:style-name="Standard">96,0,1.377,1.377</text:p>
      <text:p text:style-name="Standard">97,0,0.221,0.221</text:p>
      <text:p text:style-name="Standard">98,1.2,2.514,1.314</text:p>
      <text:p text:style-name="Standard">99,1.667,2.824,1.158</text:p>
      <text:p text:style-name="Standard">100,1.667,1.919,0.252</text:p>
      <text:p text:style-name="Standard">1,0,1.544,1.544</text:p>
      <text:p text:style-name="Standard">2,3,2.22,-0.78</text:p>
      <text:p text:style-name="Standard">3,1.833,2.138,0.305</text:p>
      <text:p text:style-name="Standard">4,1.667,1.789,0.122</text:p>
      <text:p text:style-name="Standard">5,1.6,1.731,0.131</text:p>
      <text:p text:style-name="Standard">6,0.8,1.31,0.51</text:p>
      <text:p text:style-name="Standard">7,2.8,1.696,-1.104</text:p>
      <text:p text:style-name="Standard">8,2,1.628,-0.372</text:p>
      <text:p text:style-name="Standard">9,1.4,1.735,0.335</text:p>
      <text:p text:style-name="Standard">10,2.833,2.747,-0.087</text:p>
      <text:p text:style-name="Standard">11,3.5,2.995,-0.505</text:p>
      <text:p text:style-name="Standard">12,1.833,1.999,0.166</text:p>
      <text:p text:style-name="Standard">13,2.75,2.466,-0.284</text:p>
      <text:p text:style-name="Standard">14,1.4,1.736,0.336</text:p>
      <text:p text:style-name="Standard">15,3.6,2.279,-1.321</text:p>
      <text:p text:style-name="Standard">16,1.25,1.831,0.581</text:p>
      <text:p text:style-name="Standard">17,1.8,1.892,0.092</text:p>
      <text:p text:style-name="Standard">18,3,3.215,0.215</text:p>
      <text:p text:style-name="Standard">19,2.75,2.729,-0.021</text:p>
      <text:p text:style-name="Standard">20,2.8,1.825,-0.975</text:p>
      <text:p text:style-name="Standard">21,3.2,2.672,-0.528</text:p>
      <text:p text:style-name="Standard">22,0.6,2.198,1.598</text:p>
      <text:p text:style-name="Standard">23,2.6,1.87,-0.73</text:p>
      <text:p text:style-name="Standard">24,0.75,1.719,0.969</text:p>
      <text:p text:style-name="Standard"><text:soft-page-break/>25,2.8,2.143,-0.657</text:p>
      <text:p text:style-name="Standard">26,1.5,1.552,0.052</text:p>
      <text:p text:style-name="Standard">27,1,2.15,1.15</text:p>
      <text:p text:style-name="Standard">28,1.5,1.748,0.248</text:p>
      <text:p text:style-name="Standard">29,0.6,2.582,1.982</text:p>
      <text:p text:style-name="Standard">30,1,1.101,0.101</text:p>
      <text:p text:style-name="Standard">31,1,2.113,1.113</text:p>
      <text:p text:style-name="Standard">32,3.2,2.453,-0.747</text:p>
      <text:p text:style-name="Standard">33,0,0.615,0.615</text:p>
      <text:p text:style-name="Standard">34,1.4,1.671,0.271</text:p>
      <text:p text:style-name="Standard">35,3.8,3.17,-0.63</text:p>
      <text:p text:style-name="Standard">36,2.833,2.185,-0.649</text:p>
      <text:p text:style-name="Standard">37,1.2,2.013,0.813</text:p>
      <text:p text:style-name="Standard">38,1.2,2.616,1.416</text:p>
      <text:p text:style-name="Standard">39,2.6,1.114,-1.486</text:p>
      <text:p text:style-name="Standard">40,2.8,2.484,-0.316</text:p>
      <text:p text:style-name="Standard">41,2.4,2.163,-0.237</text:p>
      <text:p text:style-name="Standard">42,0.8,1.907,1.107</text:p>
      <text:p text:style-name="Standard">43,0.5,1.406,0.906</text:p>
      <text:p text:style-name="Standard">44,1.5,2.046,0.546</text:p>
      <text:p text:style-name="Standard">45,2.8,2.488,-0.312</text:p>
      <text:p text:style-name="Standard">46,2,1.571,-0.429</text:p>
      <text:p text:style-name="Standard">47,1.667,2.666,1</text:p>
      <text:p text:style-name="Standard">48,3.333,3.738,0.405</text:p>
      <text:p text:style-name="Standard">49,0.6,2.494,1.894</text:p>
      <text:p text:style-name="Standard">50,0,1.591,1.591</text:p>
      <text:p text:style-name="Standard">51,4.167,0.839,-3.328</text:p>
      <text:p text:style-name="Standard">52,0,1.444,1.444</text:p>
      <text:p text:style-name="Standard">53,4.5,1.766,-2.734</text:p>
      <text:p text:style-name="Standard">54,0.8,1.635,0.835</text:p>
      <text:p text:style-name="Standard">55,0.8,1.353,0.553</text:p>
      <text:p text:style-name="Standard">56,0.833,2.031,1.197</text:p>
      <text:p text:style-name="Standard">57,2.333,1.011,-1.322</text:p>
      <text:p text:style-name="Standard">58,2,1.946,-0.054</text:p>
      <text:p text:style-name="Standard">59,2,2.261,0.261</text:p>
      <text:p text:style-name="Standard">60,3.5,2.906,-0.594</text:p>
      <text:p text:style-name="Standard">61,2,2.7,0.7</text:p>
      <text:p text:style-name="Standard">62,2.8,2.746,-0.054</text:p>
      <text:p text:style-name="Standard">63,2,2.29,0.29</text:p>
      <text:p text:style-name="Standard">64,1.8,1.02,-0.78</text:p>
      <text:p text:style-name="Standard">65,2.333,2.032,-0.302</text:p>
      <text:p text:style-name="Standard">66,2,1.813,-0.187</text:p>
      <text:p text:style-name="Standard">67,4.714,3.422,-1.292</text:p>
      <text:p text:style-name="Standard">68,0,1.875,1.875</text:p>
      <text:p text:style-name="Standard">69,3,3.463,0.463</text:p>
      <text:p text:style-name="Standard">70,0.6,1.366,0.766</text:p>
      <text:p text:style-name="Standard">71,0.667,2.003,1.336</text:p>
      <text:p text:style-name="Standard">72,2.5,0.806,-1.694</text:p>
      <text:p text:style-name="Standard">73,2.75,2.29,-0.46</text:p>
      <text:p text:style-name="Standard">74,1.5,2.184,0.684</text:p>
      <text:p text:style-name="Standard">75,1,2.234,1.234</text:p>
      <text:p text:style-name="Standard"><text:soft-page-break/>76,1,1.977,0.977</text:p>
      <text:p text:style-name="Standard">77,2.6,2.732,0.132</text:p>
      <text:p text:style-name="Standard">78,1.25,1.361,0.111</text:p>
      <text:p text:style-name="Standard">79,1,1.467,0.467</text:p>
      <text:p text:style-name="Standard">80,0.4,1.94,1.54</text:p>
      <text:p text:style-name="Standard">81,2,2.133,0.133</text:p>
      <text:p text:style-name="Standard">82,4.333,1.558,-2.775</text:p>
      <text:p text:style-name="Standard">83,1.6,1.501,-0.099</text:p>
      <text:p text:style-name="Standard">84,4.2,2.776,-1.424</text:p>
      <text:p text:style-name="Standard">85,0.2,0.618,0.418</text:p>
      <text:p text:style-name="Standard">86,1.6,2.232,0.632</text:p>
      <text:p text:style-name="Standard">87,0.167,1.511,1.344</text:p>
      <text:p text:style-name="Standard">88,0.667,-0.113,-0.779</text:p>
      <text:p text:style-name="Standard">89,3.6,2.649,-0.951</text:p>
      <text:p text:style-name="Standard">90,3,2.936,-0.064</text:p>
      <text:p text:style-name="Standard">91,4.6,2.654,-1.946</text:p>
      <text:p text:style-name="Standard">92,2.8,1.96,-0.84</text:p>
      <text:p text:style-name="Standard">93,1.5,2.333,0.833</text:p>
      <text:p text:style-name="Standard">94,3,1.756,-1.244</text:p>
      <text:p text:style-name="Standard">95,2.167,2.124,-0.043</text:p>
      <text:p text:style-name="Standard">96,1,1.638,0.638</text:p>
      <text:p text:style-name="Standard">97,3.8,3.672,-0.128</text:p>
      <text:p text:style-name="Standard">98,1.429,0.57,-0.859</text:p>
      <text:p text:style-name="Standard">99,1.8,1.329,-0.471</text:p>
      <text:p text:style-name="Standard">100,4.2,5.299,1.099</text:p>
      <text:p text:style-name="Standard">1,1.75,1.833,0.083</text:p>
      <text:p text:style-name="Standard">2,2,1.644,-0.356</text:p>
      <text:p text:style-name="Standard">3,1,1.493,0.493</text:p>
      <text:p text:style-name="Standard">4,2,2.231,0.231</text:p>
      <text:p text:style-name="Standard">5,1.8,1.896,0.096</text:p>
      <text:p text:style-name="Standard">6,2.833,2.474,-0.359</text:p>
      <text:p text:style-name="Standard">7,0,1.083,1.083</text:p>
      <text:p text:style-name="Standard">8,1.4,2.195,0.795</text:p>
      <text:p text:style-name="Standard">9,0.6,0.771,0.171</text:p>
      <text:p text:style-name="Standard">10,3.2,2.375,-0.825</text:p>
      <text:p text:style-name="Standard">11,4.333,2.278,-2.056</text:p>
      <text:p text:style-name="Standard">12,4.2,2.008,-2.192</text:p>
      <text:p text:style-name="Standard">13,5,5.241,0.241</text:p>
      <text:p text:style-name="Standard">14,2,1.434,-0.566</text:p>
      <text:p text:style-name="Standard">15,3.167,2.063,-1.104</text:p>
      <text:p text:style-name="Standard">16,2,2.287,0.287</text:p>
      <text:p text:style-name="Standard">17,2.5,2.104,-0.396</text:p>
      <text:p text:style-name="Standard">18,3.2,2.917,-0.283</text:p>
      <text:p text:style-name="Standard">19,2.4,1.392,-1.008</text:p>
      <text:p text:style-name="Standard">20,1.333,0.602,-0.732</text:p>
      <text:p text:style-name="Standard">21,4.6,2.096,-2.504</text:p>
      <text:p text:style-name="Standard">22,3,3.924,0.924</text:p>
      <text:p text:style-name="Standard">23,1.8,1.793,-0.007</text:p>
      <text:p text:style-name="Standard">24,1.6,2.487,0.887</text:p>
      <text:p text:style-name="Standard">25,2.4,2.41,0.01</text:p>
      <text:p text:style-name="Standard">26,4.4,2.277,-2.123</text:p>
      <text:p text:style-name="Standard"><text:soft-page-break/>27,3.4,2.594,-0.806</text:p>
      <text:p text:style-name="Standard">28,1.4,1.785,0.385</text:p>
      <text:p text:style-name="Standard">29,2.2,2.255,0.055</text:p>
      <text:p text:style-name="Standard">30,1.6,1.805,0.205</text:p>
      <text:p text:style-name="Standard">31,1.6,2.188,0.588</text:p>
      <text:p text:style-name="Standard">32,1.8,1.79,-0.01</text:p>
      <text:p text:style-name="Standard">33,0.6,0.561,-0.039</text:p>
      <text:p text:style-name="Standard">34,1,1.917,0.917</text:p>
      <text:p text:style-name="Standard">35,4,1.961,-2.039</text:p>
      <text:p text:style-name="Standard">36,1.167,1.367,0.2</text:p>
      <text:p text:style-name="Standard">37,2.25,2.694,0.444</text:p>
      <text:p text:style-name="Standard">38,3.4,2.178,-1.222</text:p>
      <text:p text:style-name="Standard">39,1.167,2.546,1.379</text:p>
      <text:p text:style-name="Standard">40,3.75,2.431,-1.319</text:p>
      <text:p text:style-name="Standard">41,4.667,1.212,-3.454</text:p>
      <text:p text:style-name="Standard">42,0,0.486,0.486</text:p>
      <text:p text:style-name="Standard">43,1.4,1.534,0.134</text:p>
      <text:p text:style-name="Standard">44,3.4,2.971,-0.429</text:p>
      <text:p text:style-name="Standard">45,4,2.609,-1.391</text:p>
      <text:p text:style-name="Standard">46,1.5,1.578,0.078</text:p>
      <text:p text:style-name="Standard">47,4.2,1.869,-2.331</text:p>
      <text:p text:style-name="Standard">48,3.167,2.526,-0.64</text:p>
      <text:p text:style-name="Standard">49,2.5,1.686,-0.814</text:p>
      <text:p text:style-name="Standard">50,2,2.57,0.57</text:p>
      <text:p text:style-name="Standard">51,3.2,1.346,-1.854</text:p>
      <text:p text:style-name="Standard">52,2.2,2.09,-0.11</text:p>
      <text:p text:style-name="Standard">53,1.167,1.865,0.698</text:p>
      <text:p text:style-name="Standard">54,2,1.962,-0.038</text:p>
      <text:p text:style-name="Standard">55,1.2,0.971,-0.229</text:p>
      <text:p text:style-name="Standard">56,4.4,2.82,-1.58</text:p>
      <text:p text:style-name="Standard">57,2,1.895,-0.105</text:p>
      <text:p text:style-name="Standard">58,0.75,1.653,0.903</text:p>
      <text:p text:style-name="Standard">59,2.5,2.5,0</text:p>
      <text:p text:style-name="Standard">60,2,2.95,0.95</text:p>
      <text:p text:style-name="Standard">61,0.167,1.963,1.797</text:p>
      <text:p text:style-name="Standard">62,1.167,2.017,0.851</text:p>
      <text:p text:style-name="Standard">63,0,2.502,2.502</text:p>
      <text:p text:style-name="Standard">64,4.167,3.312,-0.854</text:p>
      <text:p text:style-name="Standard">65,2.667,1.802,-0.865</text:p>
      <text:p text:style-name="Standard">66,2,1.174,-0.826</text:p>
      <text:p text:style-name="Standard">67,2,2.819,0.819</text:p>
      <text:p text:style-name="Standard">68,1,1.989,0.989</text:p>
      <text:p text:style-name="Standard">69,3.8,2.255,-1.545</text:p>
      <text:p text:style-name="Standard">70,2.2,1.872,-0.328</text:p>
      <text:p text:style-name="Standard">71,3,1.858,-1.142</text:p>
      <text:p text:style-name="Standard">72,4.2,2.201,-1.999</text:p>
      <text:p text:style-name="Standard">73,2.833,2.322,-0.511</text:p>
      <text:p text:style-name="Standard">74,3.833,1.996,-1.837</text:p>
      <text:p text:style-name="Standard">75,1.8,1.767,-0.033</text:p>
      <text:p text:style-name="Standard">76,0.8,1.397,0.597</text:p>
      <text:p text:style-name="Standard">77,1.333,1.876,0.542</text:p>
      <text:p text:style-name="Standard"><text:soft-page-break/>78,0.5,1.708,1.208</text:p>
      <text:p text:style-name="Standard">79,2.833,2.079,-0.755</text:p>
      <text:p text:style-name="Standard">80,2,1.66,-0.34</text:p>
      <text:p text:style-name="Standard">81,2,1.395,-0.605</text:p>
      <text:p text:style-name="Standard">82,3,2.755,-0.245</text:p>
      <text:p text:style-name="Standard">83,4.2,2.855,-1.345</text:p>
      <text:p text:style-name="Standard">84,0,0.726,0.726</text:p>
      <text:p text:style-name="Standard">85,0.167,1.25,1.084</text:p>
      <text:p text:style-name="Standard">86,0.25,1.125,0.875</text:p>
      <text:p text:style-name="Standard">87,1.8,1.082,-0.718</text:p>
      <text:p text:style-name="Standard">88,0.5,1.477,0.977</text:p>
      <text:p text:style-name="Standard">89,2.667,2.549,-0.118</text:p>
      <text:p text:style-name="Standard">90,0.833,1.173,0.34</text:p>
      <text:p text:style-name="Standard">91,3,2.426,-0.574</text:p>
      <text:p text:style-name="Standard">92,1.4,2.292,0.892</text:p>
      <text:p text:style-name="Standard">93,2.333,2.394,0.061</text:p>
      <text:p text:style-name="Standard">94,1.5,1.842,0.342</text:p>
      <text:p text:style-name="Standard">95,3.667,2.007,-1.659</text:p>
      <text:p text:style-name="Standard">96,0,1.31,1.31</text:p>
      <text:p text:style-name="Standard">97,1.2,1.877,0.677</text:p>
      <text:p text:style-name="Standard">98,3,2.457,-0.543</text:p>
      <text:p text:style-name="Standard">99,4.2,1.796,-2.404</text:p>
      <text:p text:style-name="Standard">100,0.6,1.842,1.242</text:p>
      <text:p text:style-name="Standard">1,4,2.309,-1.691</text:p>
      <text:p text:style-name="Standard">2,2.6,1.873,-0.727</text:p>
      <text:p text:style-name="Standard">3,1.4,1.884,0.484</text:p>
      <text:p text:style-name="Standard">4,1.333,2.145,0.812</text:p>
      <text:p text:style-name="Standard">5,1.8,1.369,-0.431</text:p>
      <text:p text:style-name="Standard">6,2.833,1.764,-1.069</text:p>
      <text:p text:style-name="Standard">7,2.2,1.906,-0.294</text:p>
      <text:p text:style-name="Standard">8,2.5,2.161,-0.339</text:p>
      <text:p text:style-name="Standard">9,0.167,0.846,0.68</text:p>
      <text:p text:style-name="Standard">10,0.167,0.257,0.09</text:p>
      <text:p text:style-name="Standard">11,1.5,1.851,0.351</text:p>
      <text:p text:style-name="Standard">12,1.2,1.862,0.662</text:p>
      <text:p text:style-name="Standard">13,1.667,1.615,-0.051</text:p>
      <text:p text:style-name="Standard">14,0.6,1.672,1.072</text:p>
      <text:p text:style-name="Standard">15,1.4,1.933,0.533</text:p>
      <text:p text:style-name="Standard">16,2.2,2.968,0.768</text:p>
      <text:p text:style-name="Standard">17,4,3.676,-0.324</text:p>
      <text:p text:style-name="Standard">18,0.667,1.237,0.57</text:p>
      <text:p text:style-name="Standard">19,1.333,2.772,1.439</text:p>
      <text:p text:style-name="Standard">20,4.167,3.657,-0.51</text:p>
      <text:p text:style-name="Standard">21,0.6,1.569,0.969</text:p>
      <text:p text:style-name="Standard">22,0.667,1.293,0.626</text:p>
      <text:p text:style-name="Standard">23,1.667,2.008,0.341</text:p>
      <text:p text:style-name="Standard">24,3,2.674,-0.326</text:p>
      <text:p text:style-name="Standard">25,0.667,1.322,0.655</text:p>
      <text:p text:style-name="Standard">26,1,1.608,0.608</text:p>
      <text:p text:style-name="Standard">27,1.167,1.879,0.712</text:p>
      <text:p text:style-name="Standard">28,3.333,3.517,0.184</text:p>
      <text:p text:style-name="Standard"><text:soft-page-break/>29,3.333,3.884,0.55</text:p>
      <text:p text:style-name="Standard">30,1,2.37,1.37</text:p>
      <text:p text:style-name="Standard">31,3.167,1.811,-1.356</text:p>
      <text:p text:style-name="Standard">32,1.6,2.453,0.853</text:p>
      <text:p text:style-name="Standard">33,3.25,2.117,-1.133</text:p>
      <text:p text:style-name="Standard">34,2,1.731,-0.269</text:p>
      <text:p text:style-name="Standard">35,1.8,1.743,-0.057</text:p>
      <text:p text:style-name="Standard">36,1.25,1.388,0.138</text:p>
      <text:p text:style-name="Standard">37,0.667,1.497,0.83</text:p>
      <text:p text:style-name="Standard">38,0.4,2.125,1.725</text:p>
      <text:p text:style-name="Standard">39,1.6,1.765,0.165</text:p>
      <text:p text:style-name="Standard">40,1.2,2.019,0.819</text:p>
      <text:p text:style-name="Standard">41,0.5,1.772,1.272</text:p>
      <text:p text:style-name="Standard">42,2.833,2.422,-0.411</text:p>
      <text:p text:style-name="Standard">43,1.25,2.095,0.845</text:p>
      <text:p text:style-name="Standard">44,0.4,1.873,1.473</text:p>
      <text:p text:style-name="Standard">45,4.6,2.425,-2.175</text:p>
      <text:p text:style-name="Standard">46,3.667,2.446,-1.22</text:p>
      <text:p text:style-name="Standard">47,0.2,1.201,1.001</text:p>
      <text:p text:style-name="Standard">48,4.5,2.406,-2.094</text:p>
      <text:p text:style-name="Standard">49,1.333,0.925,-0.408</text:p>
      <text:p text:style-name="Standard">50,0.4,1.469,1.069</text:p>
      <text:p text:style-name="Standard">51,4.429,2.082,-2.346</text:p>
      <text:p text:style-name="Standard">52,2.667,2.059,-0.607</text:p>
      <text:p text:style-name="Standard">53,1.6,2.067,0.467</text:p>
      <text:p text:style-name="Standard">54,1,1.769,0.769</text:p>
      <text:p text:style-name="Standard">55,1,1.743,0.743</text:p>
      <text:p text:style-name="Standard">56,2.5,2.943,0.443</text:p>
      <text:p text:style-name="Standard">57,0.2,1.294,1.094</text:p>
      <text:p text:style-name="Standard">58,2,2.396,0.396</text:p>
      <text:p text:style-name="Standard">59,1.333,2.338,1.005</text:p>
      <text:p text:style-name="Standard">60,2.5,2.444,-0.056</text:p>
      <text:p text:style-name="Standard">61,3.333,1.951,-1.382</text:p>
      <text:p text:style-name="Standard">62,2,1.685,-0.315</text:p>
      <text:p text:style-name="Standard">63,2.6,2.453,-0.147</text:p>
      <text:p text:style-name="Standard">64,2.4,2.248,-0.152</text:p>
      <text:p text:style-name="Standard">65,0.4,1.462,1.062</text:p>
      <text:p text:style-name="Standard">66,0.167,0.938,0.772</text:p>
      <text:p text:style-name="Standard">67,1.6,2.664,1.064</text:p>
      <text:p text:style-name="Standard">68,1.714,2.545,0.831</text:p>
      <text:p text:style-name="Standard">69,2.25,2.334,0.084</text:p>
      <text:p text:style-name="Standard">70,2,1.854,-0.146</text:p>
      <text:p text:style-name="Standard">71,1.25,2.855,1.605</text:p>
      <text:p text:style-name="Standard">72,0,0.194,0.194</text:p>
      <text:p text:style-name="Standard">73,1,1.555,0.555</text:p>
      <text:p text:style-name="Standard">74,1,2.127,1.127</text:p>
      <text:p text:style-name="Standard">75,2.4,3.908,1.508</text:p>
      <text:p text:style-name="Standard">76,1,1.681,0.681</text:p>
      <text:p text:style-name="Standard">77,4.2,3.242,-0.958</text:p>
      <text:p text:style-name="Standard">78,0,1.865,1.865</text:p>
      <text:p text:style-name="Standard">79,2,2.662,0.662</text:p>
      <text:p text:style-name="Standard"><text:soft-page-break/>80,1.5,1.548,0.048</text:p>
      <text:p text:style-name="Standard">81,3,4.016,1.016</text:p>
      <text:p text:style-name="Standard">82,0.6,1.678,1.078</text:p>
      <text:p text:style-name="Standard">83,3.667,1.711,-1.956</text:p>
      <text:p text:style-name="Standard">84,2.8,1.46,-1.34</text:p>
      <text:p text:style-name="Standard">85,1,1.734,0.734</text:p>
      <text:p text:style-name="Standard">86,0.333,1.973,1.64</text:p>
      <text:p text:style-name="Standard">87,4.5,3.021,-1.479</text:p>
      <text:p text:style-name="Standard">88,3,3.067,0.067</text:p>
      <text:p text:style-name="Standard">89,1.167,2.578,1.412</text:p>
      <text:p text:style-name="Standard">90,1.4,1.27,-0.13</text:p>
      <text:p text:style-name="Standard">91,1.2,0.271,-0.929</text:p>
      <text:p text:style-name="Standard">92,0.286,1.767,1.481</text:p>
      <text:p text:style-name="Standard">93,2.4,2.614,0.214</text:p>
      <text:p text:style-name="Standard">94,2.2,0.394,-1.806</text:p>
      <text:p text:style-name="Standard">95,1.2,1.886,0.686</text:p>
      <text:p text:style-name="Standard">96,0.2,0.918,0.718</text:p>
      <text:p text:style-name="Standard">97,1.6,1.978,0.378</text:p>
      <text:p text:style-name="Standard">98,1.75,2.243,0.493</text:p>
      <text:p text:style-name="Standard">99,0.833,1.573,0.739</text:p>
      <text:p text:style-name="Standard">100,2.25,1.027,-1.223</text:p>
      <text:p text:style-name="Standard">1,1.5,2.027,0.527</text:p>
      <text:p text:style-name="Standard">2,5,2.775,-2.225</text:p>
      <text:p text:style-name="Standard">3,1.833,1.775,-0.058</text:p>
      <text:p text:style-name="Standard">4,3,3.582,0.582</text:p>
      <text:p text:style-name="Standard">5,2.667,3.314,0.648</text:p>
      <text:p text:style-name="Standard">6,1,1.527,0.527</text:p>
      <text:p text:style-name="Standard">7,1.833,2.124,0.291</text:p>
      <text:p text:style-name="Standard">8,2.6,1.565,-1.035</text:p>
      <text:p text:style-name="Standard">9,3,3.002,0.002</text:p>
      <text:p text:style-name="Standard">10,2.8,2.131,-0.669</text:p>
      <text:p text:style-name="Standard">11,1.75,2.581,0.831</text:p>
      <text:p text:style-name="Standard">12,4.5,4.287,-0.213</text:p>
      <text:p text:style-name="Standard">13,3.4,1.797,-1.603</text:p>
      <text:p text:style-name="Standard">14,2.2,1.915,-0.285</text:p>
      <text:p text:style-name="Standard">15,4.333,2.124,-2.209</text:p>
      <text:p text:style-name="Standard">16,2.75,1.345,-1.405</text:p>
      <text:p text:style-name="Standard">17,1.8,2.074,0.274</text:p>
      <text:p text:style-name="Standard">18,3,1.463,-1.537</text:p>
      <text:p text:style-name="Standard">19,0.2,1.414,1.214</text:p>
      <text:p text:style-name="Standard">20,3.5,1.725,-1.775</text:p>
      <text:p text:style-name="Standard">21,1.333,1.809,0.476</text:p>
      <text:p text:style-name="Standard">22,2.6,1.438,-1.162</text:p>
      <text:p text:style-name="Standard">23,3,1.931,-1.069</text:p>
      <text:p text:style-name="Standard">24,3.75,1.686,-2.064</text:p>
      <text:p text:style-name="Standard">25,3.6,1.35,-2.25</text:p>
      <text:p text:style-name="Standard">26,4,2.301,-1.699</text:p>
      <text:p text:style-name="Standard">27,1.667,2.017,0.351</text:p>
      <text:p text:style-name="Standard">28,3.333,2.51,-0.823</text:p>
      <text:p text:style-name="Standard">29,3.6,2.8,-0.8</text:p>
      <text:p text:style-name="Standard">30,0.6,1.411,0.811</text:p>
      <text:p text:style-name="Standard"><text:soft-page-break/>31,2.6,1.858,-0.742</text:p>
      <text:p text:style-name="Standard">32,3.167,2.511,-0.656</text:p>
      <text:p text:style-name="Standard">33,3.833,1.325,-2.509</text:p>
      <text:p text:style-name="Standard">34,2.8,1.554,-1.246</text:p>
      <text:p text:style-name="Standard">35,1.2,1.065,-0.135</text:p>
      <text:p text:style-name="Standard">36,0.6,1.396,0.796</text:p>
      <text:p text:style-name="Standard">37,1.4,1.997,0.597</text:p>
      <text:p text:style-name="Standard">38,2.25,1.495,-0.755</text:p>
      <text:p text:style-name="Standard">39,0.333,1.926,1.593</text:p>
      <text:p text:style-name="Standard">40,3.167,2.344,-0.822</text:p>
      <text:p text:style-name="Standard">41,1.667,1.46,-0.207</text:p>
      <text:p text:style-name="Standard">42,2.8,2.955,0.155</text:p>
      <text:p text:style-name="Standard">43,4.6,3.715,-0.885</text:p>
      <text:p text:style-name="Standard">44,2,2.581,0.581</text:p>
      <text:p text:style-name="Standard">45,1,1.589,0.589</text:p>
      <text:p text:style-name="Standard">46,1,1.534,0.534</text:p>
      <text:p text:style-name="Standard">47,1.75,1.497,-0.253</text:p>
      <text:p text:style-name="Standard">48,1.8,1.63,-0.17</text:p>
      <text:p text:style-name="Standard">49,2.25,0.943,-1.307</text:p>
      <text:p text:style-name="Standard">50,0.4,1.261,0.861</text:p>
      <text:p text:style-name="Standard">51,0.75,1.694,0.944</text:p>
      <text:p text:style-name="Standard">52,2.8,1.973,-0.827</text:p>
      <text:p text:style-name="Standard">53,1.75,0.466,-1.284</text:p>
      <text:p text:style-name="Standard">54,1.167,2.329,1.162</text:p>
      <text:p text:style-name="Standard">55,3.333,2.341,-0.992</text:p>
      <text:p text:style-name="Standard">56,2,2.738,0.738</text:p>
      <text:p text:style-name="Standard">57,2.167,1.306,-0.861</text:p>
      <text:p text:style-name="Standard">58,0,0.387,0.387</text:p>
      <text:p text:style-name="Standard">59,1.167,2.145,0.978</text:p>
      <text:p text:style-name="Standard">60,0.2,0.189,-0.011</text:p>
      <text:p text:style-name="Standard">61,3,2.455,-0.545</text:p>
      <text:p text:style-name="Standard">62,2.833,1.896,-0.937</text:p>
      <text:p text:style-name="Standard">63,3.4,2.947,-0.453</text:p>
      <text:p text:style-name="Standard">64,0,0.743,0.743</text:p>
      <text:p text:style-name="Standard">65,0.4,1.478,1.078</text:p>
      <text:p text:style-name="Standard">66,0.8,1.284,0.484</text:p>
      <text:p text:style-name="Standard">67,2.5,2.727,0.227</text:p>
      <text:p text:style-name="Standard">68,2.25,2.518,0.268</text:p>
      <text:p text:style-name="Standard">69,3.8,2.306,-1.494</text:p>
      <text:p text:style-name="Standard">70,2.6,1.731,-0.869</text:p>
      <text:p text:style-name="Standard">71,1.5,2.624,1.124</text:p>
      <text:p text:style-name="Standard">72,1,1.543,0.543</text:p>
      <text:p text:style-name="Standard">73,3.833,2.155,-1.678</text:p>
      <text:p text:style-name="Standard">74,2.2,2.81,0.61</text:p>
      <text:p text:style-name="Standard">75,1,2.139,1.139</text:p>
      <text:p text:style-name="Standard">76,0.333,1.538,1.204</text:p>
      <text:p text:style-name="Standard">77,3.4,3.413,0.013</text:p>
      <text:p text:style-name="Standard">78,3,1.684,-1.316</text:p>
      <text:p text:style-name="Standard">79,1.4,2.49,1.09</text:p>
      <text:p text:style-name="Standard">80,1.75,1.097,-0.653</text:p>
      <text:p text:style-name="Standard">81,1.75,1.123,-0.627</text:p>
      <text:p text:style-name="Standard"><text:soft-page-break/>82,0.8,1.96,1.16</text:p>
      <text:p text:style-name="Standard">83,2.2,1.362,-0.838</text:p>
      <text:p text:style-name="Standard">84,2,2.331,0.331</text:p>
      <text:p text:style-name="Standard">85,2,2.155,0.155</text:p>
      <text:p text:style-name="Standard">86,2.4,3.695,1.295</text:p>
      <text:p text:style-name="Standard">87,0,1.492,1.492</text:p>
      <text:p text:style-name="Standard">88,2.5,1.709,-0.791</text:p>
      <text:p text:style-name="Standard">89,1.75,0.804,-0.946</text:p>
      <text:p text:style-name="Standard">90,2.8,2.75,-0.05</text:p>
      <text:p text:style-name="Standard">91,0,0.61,0.61</text:p>
      <text:p text:style-name="Standard">92,1.5,2.359,0.859</text:p>
      <text:p text:style-name="Standard">93,1.8,0.853,-0.947</text:p>
      <text:p text:style-name="Standard">94,1,1.71,0.71</text:p>
      <text:p text:style-name="Standard">95,1.667,1.953,0.286</text:p>
      <text:p text:style-name="Standard">96,1,3.086,2.086</text:p>
      <text:p text:style-name="Standard">97,0.2,1.885,1.685</text:p>
      <text:p text:style-name="Standard">98,1.6,1.996,0.396</text:p>
      <text:p text:style-name="Standard">99,1.2,2.529,1.329</text:p>
      <text:p text:style-name="Standard">100,2.8,2.26,-0.54</text:p>
      <text:p text:style-name="Standard">1,3.5,1.629,-1.871</text:p>
      <text:p text:style-name="Standard">2,1.333,1.527,0.194</text:p>
      <text:p text:style-name="Standard">3,2.8,1.644,-1.156</text:p>
      <text:p text:style-name="Standard">4,1.6,1.954,0.354</text:p>
      <text:p text:style-name="Standard">5,1.4,2.307,0.907</text:p>
      <text:p text:style-name="Standard">6,2.6,2.315,-0.285</text:p>
      <text:p text:style-name="Standard">7,0.25,1.55,1.3</text:p>
      <text:p text:style-name="Standard">8,0,0.367,0.367</text:p>
      <text:p text:style-name="Standard">9,1.667,2.369,0.702</text:p>
      <text:p text:style-name="Standard">10,0.333,0.521,0.187</text:p>
      <text:p text:style-name="Standard">11,2,2.253,0.253</text:p>
      <text:p text:style-name="Standard">12,2.75,2.546,-0.204</text:p>
      <text:p text:style-name="Standard">13,2.2,2.415,0.215</text:p>
      <text:p text:style-name="Standard">14,4.6,2.506,-2.094</text:p>
      <text:p text:style-name="Standard">15,2.167,1.785,-0.381</text:p>
      <text:p text:style-name="Standard">16,1.2,1.918,0.718</text:p>
      <text:p text:style-name="Standard">17,1.6,1.876,0.276</text:p>
      <text:p text:style-name="Standard">18,2.25,1.458,-0.792</text:p>
      <text:p text:style-name="Standard">19,0.8,1.457,0.657</text:p>
      <text:p text:style-name="Standard">20,0,2.117,2.117</text:p>
      <text:p text:style-name="Standard">21,1.2,1.748,0.548</text:p>
      <text:p text:style-name="Standard">22,2.8,2.227,-0.573</text:p>
      <text:p text:style-name="Standard">23,3,1.578,-1.422</text:p>
      <text:p text:style-name="Standard">24,4.8,3.091,-1.709</text:p>
      <text:p text:style-name="Standard">25,1.833,1.692,-0.141</text:p>
      <text:p text:style-name="Standard">26,0.333,1.646,1.313</text:p>
      <text:p text:style-name="Standard">27,1.25,1.917,0.667</text:p>
      <text:p text:style-name="Standard">28,1.6,1.897,0.297</text:p>
      <text:p text:style-name="Standard">29,1.2,2.249,1.049</text:p>
      <text:p text:style-name="Standard">30,3.2,2.217,-0.983</text:p>
      <text:p text:style-name="Standard">31,0.6,1.304,0.704</text:p>
      <text:p text:style-name="Standard">32,2.8,2.313,-0.487</text:p>
      <text:p text:style-name="Standard"><text:soft-page-break/>33,2.4,1.658,-0.742</text:p>
      <text:p text:style-name="Standard">34,1.4,1.717,0.317</text:p>
      <text:p text:style-name="Standard">35,0.5,1.598,1.098</text:p>
      <text:p text:style-name="Standard">36,3.4,2.179,-1.221</text:p>
      <text:p text:style-name="Standard">37,0.2,0.296,0.096</text:p>
      <text:p text:style-name="Standard">38,2.333,1.46,-0.873</text:p>
      <text:p text:style-name="Standard">39,1.6,1.945,0.345</text:p>
      <text:p text:style-name="Standard">40,2.8,1.198,-1.602</text:p>
      <text:p text:style-name="Standard">41,0.6,1.578,0.978</text:p>
      <text:p text:style-name="Standard">42,0.2,2.836,2.636</text:p>
      <text:p text:style-name="Standard">43,3.333,1.5,-1.834</text:p>
      <text:p text:style-name="Standard">44,1.667,2.551,0.885</text:p>
      <text:p text:style-name="Standard">45,2.8,2.101,-0.699</text:p>
      <text:p text:style-name="Standard">46,3.333,3.527,0.194</text:p>
      <text:p text:style-name="Standard">47,2.4,3.077,0.677</text:p>
      <text:p text:style-name="Standard">48,0.5,1.015,0.515</text:p>
      <text:p text:style-name="Standard">49,1.4,1.606,0.206</text:p>
      <text:p text:style-name="Standard">50,1.2,1.86,0.66</text:p>
      <text:p text:style-name="Standard">51,2.4,2.719,0.319</text:p>
      <text:p text:style-name="Standard">52,4,2.494,-1.506</text:p>
      <text:p text:style-name="Standard">53,2.167,1.505,-0.662</text:p>
      <text:p text:style-name="Standard">54,1.5,1.636,0.136</text:p>
      <text:p text:style-name="Standard">55,2,1.552,-0.448</text:p>
      <text:p text:style-name="Standard">56,1.6,1.87,0.27</text:p>
      <text:p text:style-name="Standard">57,2.2,1.952,-0.248</text:p>
      <text:p text:style-name="Standard">58,3.75,1.169,-2.581</text:p>
      <text:p text:style-name="Standard">59,0.333,1.079,0.745</text:p>
      <text:p text:style-name="Standard">60,1.667,1.504,-0.162</text:p>
      <text:p text:style-name="Standard">61,1.5,0.725,-0.775</text:p>
      <text:p text:style-name="Standard">62,0,1.645,1.645</text:p>
      <text:p text:style-name="Standard">63,1,1.445,0.445</text:p>
      <text:p text:style-name="Standard">64,2.833,2.172,-0.661</text:p>
      <text:p text:style-name="Standard">65,1.833,1.857,0.023</text:p>
      <text:p text:style-name="Standard">66,2,2.752,0.752</text:p>
      <text:p text:style-name="Standard">67,1.6,2.134,0.534</text:p>
      <text:p text:style-name="Standard">68,4.2,1.697,-2.503</text:p>
      <text:p text:style-name="Standard">69,2.2,2.019,-0.181</text:p>
      <text:p text:style-name="Standard">70,3.4,2.848,-0.552</text:p>
      <text:p text:style-name="Standard">71,2,2.176,0.176</text:p>
      <text:p text:style-name="Standard">72,3.167,3.94,0.774</text:p>
      <text:p text:style-name="Standard">73,3.833,2.293,-1.54</text:p>
      <text:p text:style-name="Standard">74,0.833,0.541,-0.292</text:p>
      <text:p text:style-name="Standard">75,1.4,1.044,-0.356</text:p>
      <text:p text:style-name="Standard">76,2.2,1.538,-0.662</text:p>
      <text:p text:style-name="Standard">77,1.167,2.243,1.076</text:p>
      <text:p text:style-name="Standard">78,2.5,2.164,-0.336</text:p>
      <text:p text:style-name="Standard">79,0.4,2.074,1.674</text:p>
      <text:p text:style-name="Standard">80,4.333,2.454,-1.88</text:p>
      <text:p text:style-name="Standard">81,1.5,1.18,-0.32</text:p>
      <text:p text:style-name="Standard">82,0.2,0.438,0.238</text:p>
      <text:p text:style-name="Standard">83,0.6,0.901,0.301</text:p>
      <text:p text:style-name="Standard"><text:soft-page-break/>84,3.833,3.27,-0.563</text:p>
      <text:p text:style-name="Standard">85,1.4,1.353,-0.047</text:p>
      <text:p text:style-name="Standard">86,0,0.37,0.37</text:p>
      <text:p text:style-name="Standard">87,2.4,2.791,0.391</text:p>
      <text:p text:style-name="Standard">88,1.167,1.422,0.255</text:p>
      <text:p text:style-name="Standard">89,1.143,2.111,0.968</text:p>
      <text:p text:style-name="Standard">90,1.167,1.128,-0.039</text:p>
      <text:p text:style-name="Standard">91,1,2.432,1.432</text:p>
      <text:p text:style-name="Standard">92,0.6,1.833,1.233</text:p>
      <text:p text:style-name="Standard">93,0,0.508,0.508</text:p>
      <text:p text:style-name="Standard">94,2.8,1.7,-1.1</text:p>
      <text:p text:style-name="Standard">95,3,2.026,-0.974</text:p>
      <text:p text:style-name="Standard">96,3.8,1.863,-1.937</text:p>
      <text:p text:style-name="Standard">97,1.5,1.778,0.278</text:p>
      <text:p text:style-name="Standard">98,2,2.256,0.256</text:p>
      <text:p text:style-name="Standard">99,3.333,2.321,-1.012</text:p>
      <text:p text:style-name="Standard">100,1.5,1.671,0.171</text:p>
      <text:p text:style-name="Standard">1,3.833,2.229,-1.604</text:p>
      <text:p text:style-name="Standard">2,1.833,1.734,-0.099</text:p>
      <text:p text:style-name="Standard">3,0.429,1.372,0.944</text:p>
      <text:p text:style-name="Standard">4,2.667,3.314,0.647</text:p>
      <text:p text:style-name="Standard">5,1.2,1.976,0.776</text:p>
      <text:p text:style-name="Standard">6,2,1.306,-0.694</text:p>
      <text:p text:style-name="Standard">7,3.6,2.018,-1.582</text:p>
      <text:p text:style-name="Standard">8,0.6,1.459,0.859</text:p>
      <text:p text:style-name="Standard">9,3.75,2.563,-1.187</text:p>
      <text:p text:style-name="Standard">10,5,2.851,-2.149</text:p>
      <text:p text:style-name="Standard">11,1.8,1.716,-0.084</text:p>
      <text:p text:style-name="Standard">12,4.4,0.962,-3.438</text:p>
      <text:p text:style-name="Standard">13,1.6,2.146,0.546</text:p>
      <text:p text:style-name="Standard">14,2.2,1.894,-0.306</text:p>
      <text:p text:style-name="Standard">15,0.167,0.448,0.281</text:p>
      <text:p text:style-name="Standard">16,1.75,2.145,0.395</text:p>
      <text:p text:style-name="Standard">17,1.6,2.086,0.486</text:p>
      <text:p text:style-name="Standard">18,1.4,2.242,0.842</text:p>
      <text:p text:style-name="Standard">19,3.333,3.648,0.314</text:p>
      <text:p text:style-name="Standard">20,1.6,2.404,0.804</text:p>
      <text:p text:style-name="Standard">21,1.2,0.82,-0.38</text:p>
      <text:p text:style-name="Standard">22,1.8,1.564,-0.236</text:p>
      <text:p text:style-name="Standard">23,1.75,2.027,0.277</text:p>
      <text:p text:style-name="Standard">24,3.2,1.701,-1.499</text:p>
      <text:p text:style-name="Standard">25,0.25,0.147,-0.103</text:p>
      <text:p text:style-name="Standard">26,0.167,1.347,1.18</text:p>
      <text:p text:style-name="Standard">27,3.2,1.665,-1.535</text:p>
      <text:p text:style-name="Standard">28,0.667,1.781,1.114</text:p>
      <text:p text:style-name="Standard">29,1.6,2.06,0.46</text:p>
      <text:p text:style-name="Standard">30,1.2,1.216,0.016</text:p>
      <text:p text:style-name="Standard">31,1.25,2.056,0.806</text:p>
      <text:p text:style-name="Standard">32,1.8,2.658,0.858</text:p>
      <text:p text:style-name="Standard">33,1.667,2.254,0.588</text:p>
      <text:p text:style-name="Standard">34,1,2.66,1.66</text:p>
      <text:p text:style-name="Standard"><text:soft-page-break/>35,1.4,1.759,0.359</text:p>
      <text:p text:style-name="Standard">36,1,1.025,0.025</text:p>
      <text:p text:style-name="Standard">37,3.167,2.739,-0.428</text:p>
      <text:p text:style-name="Standard">38,2.2,3.27,1.07</text:p>
      <text:p text:style-name="Standard">39,0,0.517,0.517</text:p>
      <text:p text:style-name="Standard">40,2.333,2.566,0.233</text:p>
      <text:p text:style-name="Standard">41,3,3.007,0.007</text:p>
      <text:p text:style-name="Standard">42,1,1.176,0.176</text:p>
      <text:p text:style-name="Standard">43,0.4,1.538,1.138</text:p>
      <text:p text:style-name="Standard">44,3.167,2.205,-0.962</text:p>
      <text:p text:style-name="Standard">45,0.6,1.971,1.371</text:p>
      <text:p text:style-name="Standard">46,2.4,1.053,-1.347</text:p>
      <text:p text:style-name="Standard">47,4.5,2.581,-1.919</text:p>
      <text:p text:style-name="Standard">48,1.2,2.293,1.093</text:p>
      <text:p text:style-name="Standard">49,1,1.416,0.416</text:p>
      <text:p text:style-name="Standard">50,2.333,1.342,-0.992</text:p>
      <text:p text:style-name="Standard">51,0.25,1.141,0.891</text:p>
      <text:p text:style-name="Standard">52,2.4,1.934,-0.466</text:p>
      <text:p text:style-name="Standard">53,2.429,0.96,-1.468</text:p>
      <text:p text:style-name="Standard">54,3.2,3.037,-0.163</text:p>
      <text:p text:style-name="Standard">55,2,2.158,0.158</text:p>
      <text:p text:style-name="Standard">56,1.5,2.053,0.553</text:p>
      <text:p text:style-name="Standard">57,1.4,1.512,0.112</text:p>
      <text:p text:style-name="Standard">58,1.667,1.766,0.1</text:p>
      <text:p text:style-name="Standard">59,0.6,1.626,1.026</text:p>
      <text:p text:style-name="Standard">60,3.8,2.726,-1.074</text:p>
      <text:p text:style-name="Standard">61,2.8,2.927,0.127</text:p>
      <text:p text:style-name="Standard">62,1.167,1.443,0.277</text:p>
      <text:p text:style-name="Standard">63,0.5,0.909,0.409</text:p>
      <text:p text:style-name="Standard">64,3.833,3.66,-0.173</text:p>
      <text:p text:style-name="Standard">65,3.2,2.307,-0.893</text:p>
      <text:p text:style-name="Standard">66,3,2.49,-0.51</text:p>
      <text:p text:style-name="Standard">67,0.6,1.559,0.959</text:p>
      <text:p text:style-name="Standard">68,2,2.175,0.175</text:p>
      <text:p text:style-name="Standard">69,3,1.707,-1.293</text:p>
      <text:p text:style-name="Standard">70,1.75,1.963,0.213</text:p>
      <text:p text:style-name="Standard">71,3.6,2.243,-1.357</text:p>
      <text:p text:style-name="Standard">72,0.4,1.967,1.567</text:p>
      <text:p text:style-name="Standard">73,2,1.731,-0.269</text:p>
      <text:p text:style-name="Standard">74,1.167,1.327,0.161</text:p>
      <text:p text:style-name="Standard">75,4.2,2.081,-2.119</text:p>
      <text:p text:style-name="Standard">76,2.2,1.63,-0.57</text:p>
      <text:p text:style-name="Standard">77,1.2,2.421,1.221</text:p>
      <text:p text:style-name="Standard">78,2,1.858,-0.142</text:p>
      <text:p text:style-name="Standard">79,1.4,2.615,1.215</text:p>
      <text:p text:style-name="Standard">80,1,1.948,0.948</text:p>
      <text:p text:style-name="Standard">81,1.5,2.14,0.64</text:p>
      <text:p text:style-name="Standard">82,1,2.612,1.612</text:p>
      <text:p text:style-name="Standard">83,1.8,1.526,-0.274</text:p>
      <text:p text:style-name="Standard">84,2.2,1.864,-0.336</text:p>
      <text:p text:style-name="Standard">85,0.4,1.49,1.09</text:p>
      <text:p text:style-name="Standard"><text:soft-page-break/>86,3,2.538,-0.462</text:p>
      <text:p text:style-name="Standard">87,0.667,0.827,0.16</text:p>
      <text:p text:style-name="Standard">88,1.2,2.449,1.249</text:p>
      <text:p text:style-name="Standard">89,2.4,1.495,-0.905</text:p>
      <text:p text:style-name="Standard">90,1,1.49,0.49</text:p>
      <text:p text:style-name="Standard">91,1.2,2.45,1.25</text:p>
      <text:p text:style-name="Standard">92,3.167,3.784,0.618</text:p>
      <text:p text:style-name="Standard">93,0.833,1.871,1.037</text:p>
      <text:p text:style-name="Standard">94,3.667,3.051,-0.616</text:p>
      <text:p text:style-name="Standard">95,3.2,1.614,-1.586</text:p>
      <text:p text:style-name="Standard">96,0,0.765,0.765</text:p>
      <text:p text:style-name="Standard">97,0.8,1.141,0.341</text:p>
      <text:p text:style-name="Standard">98,1.8,2.216,0.416</text:p>
      <text:p text:style-name="Standard">99,4.25,2.287,-1.963</text:p>
      <text:p text:style-name="Standard">100,0,1.066,1.066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5409</text:p>
      <text:p text:style-name="Standard">Mean absolute error <text:s text:c="21"/>0.8003</text:p>
      <text:p text:style-name="Standard">Root mean squared error <text:s text:c="17"/>0.9996</text:p>
      <text:p text:style-name="Standard">Relative absolute error <text:s text:c="16"/>81.62 <text:s text:c="2"/>%</text:p>
      <text:p text:style-name="Standard">Root relative squared error <text:s text:c="12"/>84.1348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2-02T22:38:58</meta:creation-date>
    <meta:document-statistic meta:table-count="0" meta:image-count="0" meta:object-count="0" meta:page-count="22" meta:paragraph-count="1084" meta:word-count="1227" meta:character-count="21191"/>
    <dc:date>2014-12-02T22:39:47</dc:date>
    <dc:creator>amita misra</dc:creator>
    <meta:editing-duration>PT49S</meta:editing-duration>
    <meta:editing-cycles>1</meta:editing-cycles>
    <meta:generator>OpenOffice/4.1.0$Unix OpenOffice.org_project/410m18$Build-9764</meta:generator>
  </office:meta>
</office:document-meta>
</file>